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ae0fa"/>
    </style:style>
    <style:style style:name="P2" style:family="paragraph" style:parent-style-name="Standard">
      <style:text-properties officeooo:rsid="001ae0fa" officeooo:paragraph-rsid="001ae0fa"/>
    </style:style>
    <style:style style:name="P3" style:family="paragraph" style:parent-style-name="Standard">
      <style:text-properties officeooo:rsid="001ae0fa" officeooo:paragraph-rsid="001ae0fa" fo:background-color="#ffff00"/>
    </style:style>
    <style:style style:name="P4" style:family="paragraph" style:parent-style-name="Standard">
      <style:text-properties officeooo:paragraph-rsid="001b244d"/>
    </style:style>
    <style:style style:name="P5" style:family="paragraph" style:parent-style-name="Standard">
      <style:text-properties officeooo:rsid="001b244d" officeooo:paragraph-rsid="001b244d"/>
    </style:style>
    <style:style style:name="T1" style:family="text">
      <style:text-properties fo:language="zh" fo:country="CN"/>
    </style:style>
    <style:style style:name="T2" style:family="text">
      <style:text-properties fo:language="zh" fo:country="CN" style:language-asian="zh" style:country-asian="CN"/>
    </style:style>
    <style:style style:name="T3" style:family="text">
      <style:text-properties fo:language="zh" fo:country="CN" officeooo:rsid="001b244d" style:language-asian="zh" style:country-asian="CN"/>
    </style:style>
    <style:style style:name="T4" style:family="text">
      <style:text-properties style:language-asian="zh" style:country-asian="CN"/>
    </style:style>
    <style:style style:name="T5" style:family="text">
      <style:text-properties officeooo:rsid="001b244d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pReachabilityMonitor</text:p>
      <text:p text:style-name="P2"/>
      <text:p text:style-name="P1"><text:span text:style-name="T4">监视链路上的</text:span><text:span text:style-name="T1">IP</text:span><text:span text:style-name="T4">可达性，并在感兴趣的任何链路上的地址似乎变得无响应时通知呼叫者。</text:span><text:span text:style-name="T1"><text:line-break/><text:line-break/></text:span><text:span text:style-name="T4">此代码不关心“为什么”邻居可能已无法到达。相反，它主要对内核的</text:span><text:span text:style-name="T1">IP</text:span><text:span text:style-name="T4">可达性的概念作出反应，对于我们知道对于正常网络连接至关重要的每个邻居。因此，它通常是“只是信使”：它警告的邻居已经被内核认为已经变得不可达。</text:span><text:span text:style-name="T1"><text:line-break/><text:line-break/> </text:span><text:span text:style-name="T4">怎么运行的：</text:span></text:p>
      <text:p text:style-name="P1"><text:span text:style-name="T1">1.</text:span><text:span text:style-name="T4">在给定的</text:span><text:span text:style-name="T1">LinkProperties</text:span><text:span text:style-name="T4">实例中找到的“感兴趣的链接邻居”通过</text:span><text:span text:style-name="T1">#updateLinkProperties</text:span><text:span text:style-name="T4">（）添加到“监视列表”。这通常意味着所有默认网关和任何链路上的</text:span><text:span text:style-name="T1">DNS</text:span><text:span text:style-name="T4">服务器。</text:span><text:span text:style-name="T1"><text:line-break/><text:line-break/>2.</text:span><text:span text:style-name="T4">我们连续监听</text:span><text:span text:style-name="T1">netlink</text:span><text:span text:style-name="T4">邻居消息（</text:span><text:span text:style-name="T1">RTM_NEWNEIGH</text:span><text:span text:style-name="T4">，</text:span><text:span text:style-name="T1"><text:line-break/><text:tab/>RTM_DELNEIGH</text:span><text:span text:style-name="T4">），只监视监视列表中的邻居。</text:span><text:span text:style-name="T1"><text:line-break/><text:line-break/><text:tab/></text:span><text:span text:style-name="T4">进入</text:span><text:span text:style-name="T1">NUD_REACHABLE</text:span><text:span text:style-name="T4">，</text:span><text:span text:style-name="T1">NUD_STALE</text:span><text:span text:style-name="T4">，</text:span><text:span text:style-name="T1">NUD_DELAY</text:span><text:span text:style-name="T4">甚至</text:span><text:span text:style-name="T1">NUD_PROBE</text:span><text:span text:style-name="T4">的邻居是完<text:tab/>全正常的</text:span><text:span text:style-name="T1">;</text:span><text:span text:style-name="T4">我们只记录新的状态。</text:span><text:span text:style-name="T1"><text:line-break/><text:line-break/><text:tab/></text:span><text:span text:style-name="T4">邻居的条目可能被删除（</text:span><text:span text:style-name="T1">RTM_DELNEIGH</text:span><text:span text:style-name="T4">），例如由于垃圾收集。这不一定是直接关注的</text:span><text:span text:style-name="T1">;</text:span><text:span text:style-name="T4">我<text:tab/>们将该邻居记录为移动到</text:span><text:span text:style-name="T1">NUD_NONE</text:span><text:span text:style-name="T4">。</text:span><text:span text:style-name="T1"><text:line-break/><text:tab/></text:span></text:p>
      <text:p text:style-name="P1"><text:span text:style-name="T2"><text:tab/></text:span><text:span text:style-name="T4">转换到</text:span><text:span text:style-name="T1">NUD_FAILED</text:span><text:span text:style-name="T4">（由于任何原因）的邻居非常重要，并且如下面在＃</text:span><text:span text:style-name="T1">4</text:span><text:span text:style-name="T4">中所描述的那样处<text:tab/>理。</text:span><text:span text:style-name="T1"><text:line-break/><text:line-break/>3.</text:span><text:span text:style-name="T4">可以通过调用</text:span><text:span text:style-name="T1">#probeAll</text:span><text:span text:style-name="T4">（）强制“探测”监视列表中的所有在链路上的邻居。当重要的是验证链路上的关键邻居仍然可达时，这应当被调用。当在</text:span><text:span text:style-name="T1">BSSID</text:span><text:span text:style-name="T4">之间漫游时。</text:span><text:span text:style-name="T1"><text:line-break/><text:line-break/><text:tab/></text:span><text:span text:style-name="T4">内核将为</text:span><text:span text:style-name="T1">IPv6</text:span><text:span text:style-name="T4">邻居发送</text:span><text:span text:style-name="T1">IPv4</text:span><text:span text:style-name="T4">邻居的单播</text:span><text:span text:style-name="T1">ARP</text:span><text:span text:style-name="T4">请求和单播</text:span><text:span text:style-name="T1">NS</text:span><text:span text:style-name="T4">数据包。预期的回复可能是单播</text:span></text:p>
      <text:p text:style-name="P1"><text:span text:style-name="T1"><text:line-break/><text:tab/></text:span><text:span text:style-name="T4">强制探测是通过保持唤醒锁来完成的。然而，内核可以自己启动对邻居的探测，即每当邻居从</text:span><text:span text:style-name="T1">N<text:tab/>UD_DELAY</text:span><text:span text:style-name="T4">过期时。</text:span></text:p>
      <text:p text:style-name="P1"><text:tab/></text:p>
      <text:p text:style-name="P4"><text:tab/><text:bookmark text:name="result_box"/><text:span text:style-name="T4">内核发送：</text:span></text:p>
      <text:p text:style-name="P4"><text:span text:style-name="T2"><text:tab/><text:tab/></text:span><text:span text:style-name="T3">/proc/sys/net/ipv{4,6}/neigh/&lt;ifname&gt;/ucast_solicit</text:span></text:p>
      <text:p text:style-name="P4"><text:span text:style-name="T2"><text:tab/><text:tab/></text:span><text:span text:style-name="T3">number of probes (usually 3) every</text:span></text:p>
      <text:p text:style-name="P4"><text:span text:style-name="T3"/></text:p>
      <text:p text:style-name="P5"><text:span text:style-name="T3"><text:tab/><text:tab/>/proc/sys/net/ipv{4,6}/neigh/&lt;ifname&gt;/retrans_time_ms</text:span></text:p>
      <text:p text:style-name="P5"><text:span text:style-name="T2"><text:tab/><text:tab/>number of milliseconds (usually 1000ms). This normally results in 3 unicast packets, <text:tab/><text:tab/>1 per second(即ucast_solicit=3,retrans_time_ms=1000ms意思是1秒钟发三个包）</text:span></text:p>
      <text:p text:style-name="P5"/>
      <text:p text:style-name="P5"><text:bookmark text:name="result_box1"/><text:span text:style-name="T4"><text:tab/>如果没有接收到对任何探测分组的响应，则内核将邻居标记为处于状态</text:span><text:span text:style-name="T1">NUD_FAILED</text:span><text:span text:style-name="T4">，并且＃<text:tab/></text:span><text:span text:style-name="T1">2</text:span><text:span text:style-name="T4">中的侦听进程将知道它。</text:span></text:p>
      <text:p text:style-name="P5"/>
      <text:p text:style-name="P5"><text:bookmark text:name="result_box2"/><text:span text:style-name="T1">4.</text:span><text:span text:style-name="T4">如果</text:span><text:span text:style-name="T1">NUD_FAILED</text:span><text:span text:style-name="T4">中的邻居丢失会导致</text:span><text:span text:style-name="T1">IPv4</text:span><text:span text:style-name="T4">或</text:span><text:span text:style-name="T1">IPv6</text:span><text:span text:style-name="T4">配置不完整（丢失配置），我们将调用提供的回调＃</text:span><text:span text:style-name="T1">notifyLost</text:span><text:span text:style-name="T4">（）函数。</text:span></text:p>
      <text:p text:style-name="P4"><text:span text:style-name="T5"><text:tab/></text:span><text:bookmark text:name="result_box3"/><text:span text:style-name="T4">例如，丢失我们所有的</text:span><text:span text:style-name="T1">IPv4 on-link DNS</text:span><text:span text:style-name="T4">服务器（或丢失我们唯一的</text:span><text:span text:style-name="T1">IPv6</text:span><text:span text:style-name="T4">默认网关）构成</text:span><text:span text:style-name="T1">IPv<text:tab/>4</text:span><text:span text:style-name="T4">（</text:span><text:span text:style-name="T1">IPv6</text:span><text:span text:style-name="T4">）配置的丢失</text:span><text:span text:style-name="T1">; </text:span><text:span text:style-name="T4">回调＃</text:span><text:span text:style-name="T1">notifyLost</text:span><text:span text:style-name="T4">（）将被调用。</text:span></text:p>
      <text:p text:style-name="P4"><text:span text:style-name="T4"/></text:p>
      <text:p text:style-name="P4"><text:bookmark text:name="result_box4"/><text:span text:style-name="T4"><text:tab/>由于重新获取某个</text:span><text:span text:style-name="T1">IP部署</text:span><text:span text:style-name="T4">状态可能是有价值的，因此最好是链路完全断开并重新重新连接。</text:span></text:p>
      <text:p text:style-name="P4"/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6:47:01.230641818</meta:creation-date>
    <dc:date>2017-03-13T17:08:57.315923004</dc:date>
    <meta:editing-duration>PT10M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736" meta:character-count="1277" meta:non-whitespace-character-count="1209"/>
  </office:meta>
</office:document-meta>
</file>